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ropertyFilterTest.apply( JSONSerializer serializer , Object sour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ePropertyFilt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